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4.949cm" style:rel-column-width="16380*"/>
    </style:style>
    <style:style style:name="Tabella4.B" style:family="table-column">
      <style:table-column-properties style:column-width="3.755cm" style:rel-column-width="12428*"/>
    </style:style>
    <style:style style:name="Tabella4.C" style:family="table-column">
      <style:table-column-properties style:column-width="2.196cm" style:rel-column-width="7268*"/>
    </style:style>
    <style:style style:name="Tabella4.D" style:family="table-column">
      <style:table-column-properties style:column-width="8.901cm" style:rel-column-width="29459*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background-color="transparent" fo:padding="0cm" fo:border="0.05pt solid #000000">
        <style:background-image/>
      </style:table-cell-properties>
    </style:style>
    <style:style style:name="Tabella4.A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4.D3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8.902cm" table:align="margins"/>
    </style:style>
    <style:style style:name="Tabella2.A" style:family="table-column">
      <style:table-column-properties style:column-width="6.297cm" style:rel-column-width="46356*"/>
    </style:style>
    <style:style style:name="Tabella2.B" style:family="table-column">
      <style:table-column-properties style:column-width="2.605cm" style:rel-column-width="19179*"/>
    </style:style>
    <style:style style:name="Tabella2.A1" style:family="table-cell">
      <style:table-cell-properties fo:padding="0.049cm" fo:border-left="0.05pt solid #000000" fo:border-right="0.05pt solid #111111" fo:border-top="0.05pt solid #cccccc" fo:border-bottom="0.05pt solid #cccccc"/>
    </style:style>
    <style:style style:name="Tabella2.A2" style:family="table-cell">
      <style:table-cell-properties fo:padding="0.049cm" fo:border-left="0.05pt solid #000000" fo:border-right="none" fo:border-top="none" fo:border-bottom="0.05pt solid #cccccc"/>
    </style:style>
    <style:style style:name="Tabella2.B2" style:family="table-cell">
      <style:table-cell-properties fo:padding="0.049cm" fo:border-left="0.05pt solid #cccccc" fo:border-right="0.05pt solid #111111" fo:border-top="none" fo:border-bottom="0.05pt solid #cccccc"/>
    </style:style>
    <style:style style:name="Tabella2.A3" style:family="table-cell">
      <style:table-cell-properties fo:padding="0.049cm" fo:border-left="0.05pt solid #000000" fo:border-right="0.05pt solid #111111" fo:border-top="none" fo:border-bottom="0.05pt solid #cccccc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abfd8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a3e8a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bfd8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af421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abfd8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abfd8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bfd88" officeooo:paragraph-rsid="00abfd88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af4210" officeooo:paragraph-rsid="00af4210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officeooo:rsid="009937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pt" style:font-size-asian="5.25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for each=&quot;bom in load_parent_objects(data)&quot;&gt;">starts for loop</text:text-input></text:p>
      <text:p text:style-name="P7"/>
      <text:p text:style-name="P8"><text:span text:style-name="T5"><text:placeholder text:placeholder-type="text">&lt;bom.code or bom.product_id.code&gt;</text:placeholder></text:span><text:span text:style-name="T5"> </text:span><text:placeholder text:placeholder-type="text">&lt;bom.name or bom.product_id.name&gt;</text:placeholder><text:span text:style-name="T6"> 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14">Sotto componente</text:p>
            </table:table-cell>
            <table:table-cell table:style-name="Tabella4.A1" office:value-type="string">
              <text:p text:style-name="P15">Categoria</text:p>
            </table:table-cell>
            <table:table-cell table:style-name="Tabella4.A1" office:value-type="string">
              <text:p text:style-name="P15">Q.</text:p>
            </table:table-cell>
            <table:table-cell table:style-name="Tabella4.D1" office:value-type="string">
              <text:p text:style-name="P14">Parte finale</text:p>
            </table:table-cell>
          </table:table-row>
        </table:table-header-rows>
        <table:table-row>
          <table:table-cell table:style-name="Tabella4.A2" table:number-columns-spanned="4" office:value-type="string">
            <text:p text:style-name="P4"><text:text-input text:description="&lt;for each=&quot;hw in bom.bom_line_ids&quot;&gt;">start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"><text:placeholder text:placeholder-type="text">&lt;hw.product_id.default_code&gt;</text:placeholder></text:p>
          </table:table-cell>
          <table:table-cell table:style-name="Tabella4.A3" office:value-type="string">
            <text:p text:style-name="P9"><text:placeholder text:placeholder-type="text">&lt;hw.category_id.name or '?'&gt;</text:placeholder></text:p>
          </table:table-cell>
          <table:table-cell table:style-name="Tabella4.A3" office:value-type="string">
            <text:p text:style-name="P10"><text:placeholder text:placeholder-type="text">&lt;hw.product_qty&gt;</text:placeholder></text:p>
          </table:table-cell>
          <table:table-cell table:style-name="Tabella4.D3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11"><text:placeholder text:placeholder-type="text">&lt;for each="comp in hw.product_id.half_bom_ids"&gt;</text:placeholder></text:p>
                </table:table-cell>
                <table:covered-table-cell/>
              </table:table-row>
              <table:table-row>
                <table:table-cell table:style-name="Tabella2.A2" office:value-type="string">
                  <text:p text:style-name="P11"><text:placeholder text:placeholder-type="text">&lt;comp.product_id.default_code&gt;</text:placeholder></text:p>
                </table:table-cell>
                <table:table-cell table:style-name="Tabella2.B2" office:value-type="string">
                  <text:p text:style-name="P12"><text:placeholder text:placeholder-type="text">&lt;comp.product_qty&gt;</text:placeholder></text:p>
                </table:table-cell>
              </table:table-row>
              <table:table-row>
                <table:table-cell table:style-name="Tabella2.A3" table:number-columns-spanned="2" office:value-type="string">
                  <text:p text:style-name="P11"><text:placeholder text:placeholder-type="text">&lt;/for&gt;</text:placeholder></text:p>
                </table:table-cell>
                <table:covered-table-cell/>
              </table:table-row>
            </table:table>
            <text:p text:style-name="P13"/>
          </table:table-cell>
        </table:table-row>
        <table:table-row>
          <table:table-cell table:style-name="Tabella4.D3" table:number-columns-spanned="4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ext:p text:style-name="P5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MT4" style:family="text">
      <style:text-properties officeooo:rsid="00993766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PADRE (componenti finali)</text:span></text:p>
        <text:p text:style-name="MP2">Filtro: <text:span text:style-name="MT4">Distinte categoria padre</text:span></text:p>
      </style:header>
      <style:footer>
        <text:p text:style-name="MP3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1-15T09:12:59.476402465</dc:date>
    <dc:creator>thebrush </dc:creator>
    <meta:editing-duration>PT14H59M53S</meta:editing-duration>
    <meta:editing-cycles>168</meta:editing-cycles>
    <meta:document-statistic meta:table-count="2" meta:image-count="0" meta:object-count="0" meta:page-count="1" meta:paragraph-count="19" meta:word-count="60" meta:character-count="473" meta:non-whitespace-character-count="437"/>
  </office:meta>
</office:document-meta>
</file>